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content.xml"/>
</manifest:manifest>
</file>

<file path=content.xml><?xml version="1.0" encoding="utf-8"?>
<office:document-content xmlns:office="urn:oasis:names:tc:opendocument:xmlns:office:1.0" xmlns:text="urn:oasis:names:tc:opendocument:xmlns:text:1.0" xmlns:style="urn:oasis:names:tc:opendocument:xmlns:style:1.0" xmlns:fo="urn:oasis:names:tc:opendocument:xmlns:xsl-fo-compatible:1.0" xmlns:table="urn:oasis:names:tc:opendocument:xmlns:table:1.0" xmlns:draw="urn:oasis:names:tc:opendocument:xmlns:drawing:1.0" xmlns:xlink="http://www.w3.org/1999/xlink" xmlns:svg="urn:oasis:names:tc:opendocument:xmlns:svg-compatible:1.0" office:version="1.2">
  <office:automatic-styles>
    <style:style style:name="c0" style:family="text">
      <style:text-properties fo:font-family="Sans"/>
    </style:style>
    <style:style style:name="p1" style:family="paragraph">
      <style:paragraph-properties/>
    </style:style>
    <style:style style:name="p3" style:family="paragraph">
      <style:paragraph-properties fo:text-align="center"/>
    </style:style>
    <style:style style:name="p4" style:family="paragraph">
      <style:paragraph-properties fo:text-align="justify"/>
    </style:style>
    <style:style style:name="c5" style:family="text">
      <style:text-properties fo:font-weight="bold" fo:font-family="Sans"/>
    </style:style>
    <style:style style:name="c6" style:family="text">
      <style:text-properties fo:font-style="italic" fo:font-family="Sans"/>
    </style:style>
    <style:style style:name="c7" style:family="text">
      <style:text-properties fo:font-family="Sans" style:text-underline-style="solid"/>
    </style:style>
  </office:automatic-styles>
  <office:body>
    <office:text>
      <text:p text:style-name="p3"/>
      <text:p text:style-name="p3"><text:span text:style-name="c0">Learning about Our Neighborhoods </text:span></text:p>
      <text:p text:style-name="p3"><text:span text:style-name="c0">through Web Map Stories</text:span></text:p>
      <text:p text:style-name="p3"/>
      <text:p text:style-name="p3"/>
      <text:p text:style-name="p3"/>
      <text:p text:style-name="p3"><text:span text:style-name="c0">San Francisco State University</text:span></text:p>
      <text:p text:style-name="p3"><text:span text:style-name="c0">Department of Geography and Environment</text:span></text:p>
      <text:p text:style-name="p3"><text:span text:style-name="c0">In partial fulfillment of a Master of Arts Degree</text:span></text:p>
      <text:p text:style-name="p3"/>
      <text:p text:style-name="p3"/>
      <text:p text:style-name="p3"/>
      <text:p text:style-name="p3"><text:span text:style-name="c0">Dariya Draganova</text:span></text:p>
      <text:p text:style-name="p3"/>
      <text:p text:style-name="p3"/>
      <text:p text:style-name="p3"><text:span text:style-name="c0">Advisers: </text:span></text:p>
      <text:p text:style-name="p3"><text:span text:style-name="c0">Dr. Nancy Wilkinson and Dr. Jerry Davis </text:span></text:p>
      <text:p text:style-name="p4"/>
      <text:p text:style-name="p4"/>
      <text:p text:style-name="p4"/>
      <text:p text:style-name="p4"/>
      <text:p text:style-name="p4"/>
      <text:p text:style-name="p4"/>
      <text:p text:style-name="p4"><text:span text:style-name="c5">FOREWORD</text:span></text:p>
      <text:p text:style-name="p4"/>
      <text:p text:style-name="p4"><text:span text:style-name="c6">“Any hope for a sustainable future lies in the personal choices and actions of millions of people all over the world, most of whom live in cities and towns, and their understandings and sense of place will play important roles in the choices they make or believe they can or should make.” (McClaren 2009, 305) </text:span></text:p>
      <text:p text:style-name="p4"/>
      <text:p text:style-name="p4"><text:span text:style-name="c0"><text:tab/>With many economic opportunities to offer, cities are luring people out of rural landscapes. The latest figure points to a world population that is 54% urban and increasing (United Nations 2014). <text:s/>In economically developed regions, this percentage is much higher. <text:s/>For example, the US population is 81% urban; in state of California an incredible 95% of the population is urban (US Census 2010). <text:s/>And what has historically gone hand in hand with urbanization is a human detachment from nature.</text:span></text:p>
      <text:p text:style-name="p4"><text:span text:style-name="c0"><text:tab/>By virtue of their design, cities physically separate their citizens from wild landscapes. <text:s/>The boundary between urban lands and wilder, more natural, spaces is almost always clearly visible and poignantly felt. <text:s/>This stark contrast between urban and wild lands has also taken over our psychological perceptions of nature. <text:s/>We now commonly think of nature as the grand scenery that we can find existing outside of cities, not in them. <text:s/>People go, or believe they have to go, outside of the city to seek experiences with nature. <text:s/>(Yet in reality, few people have the time to make these journeys.) <text:s text:c="2"/><text:tab/></text:span></text:p>
      <text:p text:style-name="p4"><text:span text:style-name="c0"><text:tab/>As we continue to perceive nature to exist outside of our urban spaces, we are also losing generations-worth of ecological knowledge. <text:s/>We are experiencing a phenomenon that Peter Kahn (2002) calls Environmental Generational Amnesia. <text:s/>Each new generation has no memory of the natural environment as it might have been during prior generations. <text:s/>This can be a particularly vicious downward spiral in places where cheap and mindless development is prioritized over environmental and ecological protection, integration, and nourishment. <text:s/>In such places, young generations take a newly degraded environment as the standard, never learning to recognize the unhealthy state of their urban ecosystem, thus growing up to contribute to further unsustainable behavior. <text:s/></text:span></text:p>
      <text:p text:style-name="p4"><text:span text:style-name="c0"><text:tab/>A deterrent to Environmental Generational Amnesia is re-introducing ecological knowledge to young people through the educational system. <text:s/>However, the ecological principles that underpin the fabric of our societies are often not taught at schools and urban environments have almost never been considered in environmental education programs (Greenwood 2009; McClaren 2009). <text:s/>Children spend most of their time learning indoors and are rarely introduced to the outdoor world within an educational framework. <text:s/>Generations are raised “without a clue why the color of the water in their rivers is related to their food supply, or why storms are becoming more severe as the planet warms. The same persons as adults will create businesses, vote, have families, and above all, consume” (Orr 1992, 5).</text:span></text:p>
      <text:p text:style-name="p4"><text:span text:style-name="c0"><text:tab/>In this way, our detachment from nature is omnipresent. <text:s/>Yet, we must solve this complex problem. <text:s/>An integral part of the solution must be increased recognition that the geographic reality of “nature” is different from the mass-perceived rigid spatial dichotomy between “urban” and “wild”. <text:s/>Nature - wild nature - is very much present in cities, and is best represented by the wildlife that seeks to use our urban trees, creeks, backyard gardens, and local parks. <text:s/>Most cities do not offer stereotypical grand wild sceneries that make your heart skip a beat or take your breath away. <text:s/>Yet, you can find a hermit thrush overwintering in your backyard just as you will find it raising its young in remote and wild scrub lands. <text:s/>You can find salmon and steelhead making their way up your local urban creek just as you will find them making their way up the Wild and Scenic Eel River. <text:s text:c="2"/>It is true that the natural habitats found in urban areas often constitute an ecosystem that is disturbed, unhealthy, and poorly representative of the native, pre-urban ecosystem (Orr 1992), but it is nonetheless there, and when we begin to recognize it, talk about it, and experience it, we will also begin to care about it, to learn from it, and improve it. <text:s/>Our hearts will skip a beat, our breath will be taken away... and we will have those highly memorable experiences with nature without exiting our cities.</text:span></text:p>
      <text:p text:style-name="p4"/>
      <text:p text:style-name="p4"/>
      <text:p text:style-name="p4"/>
      <text:p text:style-name="p4"><text:span text:style-name="c5">INTRODUCTION</text:span><text:span text:style-name="c0"> </text:span></text:p>
      <text:p text:style-name="p4"/>
      <text:p text:style-name="p4"><text:span text:style-name="c0"><text:tab/>Our detachment from nature is reversible. <text:s/>Let’s begin by recognizing that the geographic reality of “nature” is different from the perceived rigid spatial dichotomy between “urban” and “wild”. <text:s/>Despite the prevalent belief that cities are devoid of nature, urban and suburban areas provide habitat to wildlife and are connected to remote and wild lands through the migration of wildlife. <text:s/>In the past, cities sometimes served as safe heavens for hunted wildlife (Bailey 1905), and in the future, a knowledgeable and active public can turn cities into places that support and nurture a healthy ecosystem. <text:s/>An ecologically literate public is more likely to understand and support both bottom-up and top-down environmental solutions, especially if the public feels personally invested and has the tools to change its behavior (Stevenson et al. 2013; Zion et al. 2011). <text:s/>But how does an entire urban citizenry become ecologically literate? <text:s/>A common approach to ecological literacy is through place-based environmental education programs and initiatives. </text:span></text:p>
      <text:p text:style-name="p1"><text:span text:style-name="c0"><text:tab/>Programs and initiatives often target children and youth, with the idea that these young adults represent our future. <text:s/>Place-based environmental education is shown to improve children's environmental awareness, interests, and intentions (Kubota et al. 2013). <text:s/>The results of hands-on workshops improve children’s awareness of environmental issues that are not visible, such as air, noise, and water pollution (Kubota et al. 2013). <text:s text:c="2"/>(Add more)</text:span></text:p>
      <text:p text:style-name="p1"><text:span text:style-name="c0"><text:tab/>The success behind place-based environmental education is part due to its focus on places that are dear to us, such as the places where we live (e.g. Kubota et al. 2013). <text:s/>Our homes, backyards, local neighborhood, and even our cities, tend to hold deep significance for us. <text:s/>When learning about the places where we live, we begin to understand their connection to other places and the impacts of our behavior on local quality of life (Thomashow 2002). <text:s/>Ecological and natural science knowledge empowers communities by providing them with the information and tools to tackle local issues like public health (), climate change and habitat destruction (Thomashow 2002). <text:s/><text:tab/>And from a personal perspective<text:tab/>, urban nature increases our perception of wellbeing (Hunter 2011), helps us be clear-headed, calm, resilient, retrospective, and benefits other mental and physical health (Kaplan &amp; Kaplan 2005). (So if we are to reconnect with nature, we might be most successful doing so at the local level. )</text:span></text:p>
      <text:p text:style-name="p1"><text:span text:style-name="c0"><text:tab/>Although environmental education programs and initiatives have shown success, there are a few shortcomings. <text:s/>Programs usually target a small subset of the population and are commonly geared toward younger populations. <text:s/>While it is paramount to provide this education to young people, the majority of the population is left out. <text:s/>Also, participants are enlisted in these programs for a short time, not for the duration of their life. <text:s/>We need to think of a new learning framework that utilizes the strengths of place-based environmental education programs, but is always available to the entire urban populace, focuses on the local level, encourages action, and evolves with the local ecosystem and environment. <text:s/></text:span></text:p>
      <text:p text:style-name="p1"><text:span text:style-name="c0"><text:tab/>In particular, it might be possible to utilize online mapping technologies to create a place-based environmental education medium that fits all the above criteria. <text:s/>Web maps are easily accessible and always present, can focus on a given place, can be edited to reflect new information and changes in the environment, and can be designed to encourage action. (They are missing the social element of learning, but a website could be designed to incorporate a social networking feature). <text:s text:c="3"/></text:span></text:p>
      <text:p text:style-name="p1"><text:span text:style-name="c0"><text:tab/>This thesis utilizes web-maps as an educational tool in order to investigate a bigger question. <text:s/>What is the role of place-based environmental knowledge on a person’s sense of place - in particular, the presence and strength of a person’s ecological place-attachment and ecological place-meaning? <text:s/>A sense of place theoretical framework is used to examine this question. <text:s/>The framework draws on prior research to define place-attachment and place-meaning. <text:s/>Thus far, research has mostly focused on investigating the impact of hands-on, in person, experiences with nature and the consequent influence on place-meaning and place-attachment. <text:s/>Recent studies are specifically studying the impact of environmental education programs on participant’s place-attachment and place-meaning. <text:s/>However, there are currently no studies that have examined the impact of environmental knowledge on place-attachment or -meaning, where the knowledge is gained from a website and driven by personal curiosity. </text:span></text:p>
      <text:p text:style-name="p4"/>
      <text:p text:style-name="p4"><text:span text:style-name="c0">(Another paragraph about how this is going to go)</text:span></text:p>
      <text:p text:style-name="p4"/>
      <text:p text:style-name="p4"><text:span text:style-name="c0"><text:tab/>Not using Kudryavtsev et al (2012)'s place meaning Likert statements.. because he is basing it on physical experiences with nature.</text:span></text:p>
      <text:p text:style-name="p4"/>
      <text:p text:style-name="p4"/>
      <text:p text:style-name="p4"/>
      <text:p text:style-name="p4"/>
      <text:p text:style-name="p4"/>
      <text:p text:style-name="p4"><text:span text:style-name="c5">LITERATURE REVIEW</text:span></text:p>
      <text:p text:style-name="p4"/>
      <text:p text:style-name="p4"/>
      <text:p text:style-name="p4"><text:span text:style-name="c0"><text:tab/>Everything we do happens at a particular place, and our behavior is influenced by our sense of that place. <text:s/>“Sense of place” is a concept that was casually used circa 1960 (e.g. Lynch 1960). <text:s/>It wasn't until the work of geographers Edward Relph (1976) and Yi-Fu Tuan (1974, 1976, 1977) that scholars began a deeper conceptual investigation of “place”, how we experience places and how we form a sense of place. <text:s/></text:span></text:p>
      <text:p text:style-name="p4"><text:span text:style-name="c0"><text:tab/>Our experiences of the social and physical dimensions of place are definitively self-centered (Tuan 1974, 1976, 1977; Relph 1976). <text:s/>Consequentially, we imbue emotions, significance, and meaning onto place, through processes that environmental psychologists identify as place-attachment and place-meaning. <text:s/>Together, our place-attachments and place-meanings directly contribute to our sense of place (Kudryavtsev 201..). <text:s/></text:span></text:p>
      <text:p text:style-name="p1"><text:span text:style-name="c0"><text:tab/>A brief example can illustrate place-meaning and place-attachment, and how they can potentially complement one another. The statement “The Redwood forest is a very important place to me;..” is exemplary of strong place-attachment to the Redwood forest, but the reason for that attachment is unclear. <text:s/>We can continue the statement with two different examples of place meaning: “..it is a source of lumber and job security” or “...it is habitat for the endangered Spotted Owl”. <text:s/>The former attributes an economic meaning to the Redwood forest, and the latter an ecological meaning. <text:s/>Both help explain the attachment to the Redwood forest, but they are vastly different place meanings, implying very different stakeholder attitudes toward how the forest should be used or managed. <text:s/>Although the literature is unclear on this, Stedman (2008) believes that place-attachment might be a function of place-meaning, such that the types of place-meanings we attribute to place also guides the types of attachments we develop. <text:s/>Let's define and further explore these concepts.</text:span></text:p>
      <text:p text:style-name="p4"/>
      <text:p text:style-name="p4"/>
      <text:p text:style-name="p4"><text:span text:style-name="c0">1: Place-Attachment </text:span></text:p>
      <text:p text:style-name="p4"/>
      <text:p text:style-name="p4"><text:span text:style-name="c0">1.1: Defining Place-attachment</text:span></text:p>
      <text:p text:style-name="p4"><text:span text:style-name="c0"><text:tab/></text:span></text:p>
      <text:p text:style-name="p4"><text:span text:style-name="c0"><text:tab/>Environmental psychologists commonly define “place-attachment” as the bond that a person forms with place; an entire community or culture can also form a bond to a place (Low and Altman 1992; Hidalgo and Hernandez 2001; Nanzer 2004). <text:s/>Low and Altman (1992, 5) assert that “place-attachment involves an interplay of affects and emotions, knowledge and beliefs, and behavior and actions in reference to place.” <text:s/>In other words, a person's relationship with place has emotional, cognitive, and physical components that are often inseparable and interdependent (Low and Altman 1992; Manzo 2008). <text:s/>Place-attachments are not stagnant, but they change as a reflection of the external and internal forces that influence how we experience, feel, understand, and perceive a place.</text:span></text:p>
      <text:p text:style-name="p4"/>
      <text:p text:style-name="p4"><text:span text:style-name="c0">1.2: To what exactly are we attached? </text:span></text:p>
      <text:p text:style-name="p4"><text:span text:style-name="c0"><text:tab/></text:span></text:p>
      <text:p text:style-name="p4"><text:span text:style-name="c0"><text:tab/>Stedman (2003, 826) says that “It is not enough to know the strength of one's attachment to the setting, but precisely to what one is attached.” (Stedman 2003, 826) (Is it really just a social construction?) <text:s/>So what exactly do we become attached to and why? <text:s/>Our attachments can form to any aspect or dimension of a place. <text:s/>We can bond to our living and non-living physical environments - like the resident wildlife community, a beach, or the town's square; we can also form attachments to our personal social ties and to the larger human community that constitutes the civic and cultural dimensions of a place (Low and Altman 1992, Raymond et al 2010; Scannell and Gifford 2010). <text:s/></text:span></text:p>
      <text:p text:style-name="p4"><text:span text:style-name="c0"><text:tab/>Attachments can also be more abstract. People often form bonds with what a place <text:s/>symbolizes and become attached to the personal identity that forms or emerges as result of being in a certain place (Raymond et al 2010; Low and Altman 1992). <text:s/>For example, a person might visit their town's river during times of personal turmoil because the river helps them regain their strength. The person's attachments might be to river's symbolism of strength, or to the resilient personal identity that emerges when they are in the presence of the river.</text:span></text:p>
      <text:p text:style-name="p4"/>
      <text:p text:style-name="p4"><text:span text:style-name="c0">1.3: How do we develop place-attachments?</text:span></text:p>
      <text:p text:style-name="p4"/>
      <text:p text:style-name="p4"><text:span text:style-name="c0"><text:tab/>The attachment process can be almost instantaneous as a result of a strong, memorable and very personal experience; or it could happen slowly through repeated exposure to a place (Stedman 2008). <text:s/>A person could be immediately awe-struck when seeing Yosemite Valley for the first time and forever find that place special, or it might take multiple camping trips into the valley to acquire memorable experiences that mark Yosemite special to them. <text:s/>And the processes by which we develop our place-attachments is as varied as our experiences, but they can be categorized. <text:s/></text:span></text:p>
      <text:p text:style-name="p4"><text:span text:style-name="c0"><text:tab/>The mechanisms that guide our place-attachment can be categorized as environmental, psychological, and sociocultural (Altman and Low, 1992). <text:s/>It is positive social interactions, especially with loved family members and friends, that strengthen our bond to the places where those interactions occur (Chawla 1992 – add a few). <text:s/>And with time, we grow fonder of places that we perceive as integral to our identity (Chawla 1992). <text:s/>For example, a life-long birder might be really fond of a lake where she has been birding since a young girl; it is a place that helped develop her identity as a birder. <text:s/></text:span></text:p>
      <text:p text:style-name="p4"><text:span text:style-name="c0"><text:tab/>Aside from psychological and social mechanisms, the physical environment also drives <text:s/>place-attachment. <text:s/>Places that are aesthetically pleasing draw our attention and liking: in a gray and bustling urban environment, people can grow strongly attached to “natural” places that help them keep calm, emotionally strong, clear-headed, and improve their general sense of well-being (Kaplan &amp; Kaplan 2005). <text:s/>It is also important that a place supports our needs (Kaplan &amp; Kaplan 2005, others). For example, access to favorite or required activities was one of the main reasons respondents in the () study really liked the state of Michigan. <text:s/></text:span></text:p>
      <text:p text:style-name="p4"/>
      <text:p text:style-name="p4"><text:span text:style-name="c0">1.4: Measuring Place-attachment</text:span></text:p>
      <text:p text:style-name="p4"/>
      <text:p text:style-name="p4"><text:span text:style-name="c0">1.5: Factors that influence Place-attachment</text:span></text:p>
      <text:p text:style-name="p4"/>
      <text:p text:style-name="p4"><text:span text:style-name="c0"><text:tab/></text:span></text:p>
      <text:p text:style-name="p4"><text:span text:style-name="c0">2: Place-Meaning <text:s text:c="3"/></text:span></text:p>
      <text:p text:style-name="p4"/>
      <text:p text:style-name="p4"><text:span text:style-name="c0">2.1: Defining Place-meaning</text:span></text:p>
      <text:p text:style-name="p4"><text:span text:style-name="c0"><text:tab/></text:span></text:p>
      <text:p text:style-name="p1"><text:span text:style-name="c0"><text:tab/>“Place-meaning” is a concept that refers to the symbolic meanings that people ascribe to places (cite). <text:s/>Place-meanings are descriptive and answer the question of “What </text:span><text:span text:style-name="c6">kind </text:span><text:span text:style-name="c0">of a place is this?” (Stedman 2008). <text:s/>A single person, a community, or an entire culture can ascribe meanings to a place. <text:s/>These meanings are symbolic: they are representative of a reality, a personal perspective, or a belief regarding a given place (Stedman 2008). <text:s/>Stewart (2008, 84) explains that “'place-meanings' characterize ways in which an environment may be valued, and in doing so, describe the uniqueness of a locale in ways that differentiate it from other locales.” And so, a single place often means different things to different people as a reflection of the variety of values, needs, and priorities that govern us at the individual level (Stedman 2008). <text:s/>; but it's also possible for place-meanings to converge and agree, if there is a strong commonality in the way a place is experienced (Stedman 2008). (( They fall somewhere inside a triangular continuum of self, others, and the environment (Gustafson 2001). )) <text:tab/>Place meanings are not constant over time: they change to reflect the changes in our experiences and the environment (Stewart 2008). </text:span></text:p>
      <text:p text:style-name="p4"><text:span text:style-name="c0"><text:tab/> </text:span></text:p>
      <text:p text:style-name="p4"><text:span text:style-name="c0"><text:tab/></text:span></text:p>
      <text:p text:style-name="p4"><text:span text:style-name="c0">2.2: How do we develop place-meanings? </text:span></text:p>
      <text:p text:style-name="p4"/>
      <text:p text:style-name="p4"><text:span text:style-name="c0"><text:tab/>Crucial to understand how place-meanings are produced – this can be huge in any kind of place-related management, like any kind of natural resource management. </text:span></text:p>
      <text:p text:style-name="p4"/>
      <text:p text:style-name="p4"><text:span text:style-name="c0"><text:tab/>To date, relatively little is known about the mechanisms by which we produce place-meanings, or how they affect place attachment (Stedman 2008). <text:s/>Stewart (2008) asserts that to develop a particular place-meaning, people need to have a direct experience with the place, but possibly also by obtaining knowledge about the place (Stewart 2008). <text:s/>Place meanings are not fixed, and just like place-attachment, they change as a result of changes in the place itself or changes within us (Stewart 2008; Stokowski 2008; ..) While we are aware of some place-meanings, other place-meanings are revealed to us only after a place is disturbed or we have lost it (Stewart 2008). <text:s/>(Talk about study where 70% of neighborhood trees had to be cut down and people began to realized their ecological and aesthetic role they played). <text:s/>People create place-meanings through the use of language during their interaction with other people, where “overlapping discourse may indicate a degree of consensus in meanings about a place... and divergent discourses may reflect incompatible meanings” (Stokowski 2008, 48). <text:s/>It is through conversation that we can learn about other people's place-meanings (Stewart 2008), although it is unclear if sharing place meanings can lead to their internalization by other people (put in gaps?). <text:s/></text:span></text:p>
      <text:p text:style-name="p4"/>
      <text:p text:style-name="p4"/>
      <text:p text:style-name="p4"><text:span text:style-name="c0">2.4: Measuring Place-Meaning</text:span></text:p>
      <text:p text:style-name="p4"/>
      <text:p text:style-name="p4"><text:span text:style-name="c0"> </text:span></text:p>
      <text:p text:style-name="p4"/>
      <text:p text:style-name="p4"><text:span text:style-name="c0">3: Factors that influence Place-Attachment and Place-Meaning</text:span></text:p>
      <text:p text:style-name="p4"/>
      <text:p text:style-name="p4"><text:span text:style-name="c0"><text:tab/>The types of place-attachments and place-meanings that we develop, as well as their associated intensity, is influenced by a number of factors. <text:s/>Namely, these factors are culture and society, the physical environmental, geographic scale, length of residency, gender and race, various forms of disruptions, and knowledge. <text:s/></text:span></text:p>
      <text:p text:style-name="p4"/>
      <text:p text:style-name="p1"><text:span text:style-name="c6">3.1: Culture, Society</text:span></text:p>
      <text:p text:style-name="p1"/>
      <text:p text:style-name="p1"><text:span text:style-name="c0"><text:tab/>It is undeniable that culture and society play a major role in guiding our experiences with place, and therefore, guide our sense of place, our place-attachments and our place-meanings. <text:s/>In fact, there is strong agreement that place-meanings and place-attachments are a social construct (Greider &amp; Garkovich 1994; Eisenhauer et al 2000; Stewart 2008; Stokowski 2008). <text:s/>Greider and Garkovich (1994) posit that society and culture provide us with a specific framework that guides our interpretation and experience of the physical environment. <text:s/>It can then be concluded that place-meanings and place-attachments are a reflection of our given society and culture (Eisenhauer et al. 2000).</text:span></text:p>
      <text:p text:style-name="p1"><text:span text:style-name="c0"> </text:span></text:p>
      <text:p text:style-name="p1"><text:span text:style-name="c0">3.1.1: Gender, Race, Class, Sexual Orientation</text:span></text:p>
      <text:p text:style-name="p1"/>
      <text:p text:style-name="p1"><text:span text:style-name="c0"><text:tab/>The cultural values and social pressures that come with gender, race, class, or sexual orientation affect our experiences of place, and the consequent place-attachments and place-meanings that we form (Massey 1994; Manzo 2005). <text:s/>In particular, these four factors can restrict the degree to which we feel free and safe in our experience a place, or even the way in which we choose to experience it. <text:s/>Manzo (2005, 83) concludes from her findings that “the qualities of the places where people felt threatened or excluded … were public places where presumably anyone has access, but where social boundaries have been created”. <text:s/>This harks back to the concept of “outsidedness” introduced by Relph (1976), where a person feels alienated or separated from a place. <text:s/>Other studies found that gender did not play a significant role in place-attachment, but a person’s racial background influenced a person's sense of place (more details) (Nanzer 2004). <text:s/></text:span></text:p>
      <text:p text:style-name="p1"/>
      <text:p text:style-name="p1"><text:span text:style-name="c0">3.1.2: Language/Communication</text:span></text:p>
      <text:p text:style-name="p1"/>
      <text:p text:style-name="p1"><text:span text:style-name="c0"><text:tab/>Language is also a reflection of culture and society, and can play an influential role when place-meanings are communicated. <text:s/>If a place holds a rather unique personal meaning, people often downplay that uniqueness by choosing words that are popular and in-line with cultural values and standards; their word-choice is particularly influenced by the make-up of their audience (Stewart 2008). <text:s/>Although Stewart (2008) discussed the influence of language on place-meanings in particular, it’s likely that language similarly influences the way place-attachment is communicated. <text:s/></text:span></text:p>
      <text:p text:style-name="p4"/>
      <text:p text:style-name="p4"><text:span text:style-name="c0">3.2: The Physical Environment</text:span></text:p>
      <text:p text:style-name="p4"/>
      <text:p text:style-name="p1"><text:span text:style-name="c0"><text:tab/>While no one is denying the strong influence of social and cultural processes on our sense of place, empirical findings show that “these [social/cultural] influences are not the sole or primary factors involved in emotional attachments to place" (Eisenhauer et al. 2000, 438). <text:s/>Namely, the physical environment is another such factor. The physical environment provides context for all of our interactions ( Ardoin 2006; Stedman 2003; Riley 1992; Hufford 1992). <text:s/>Stedman (2003) wonders to what extent the physical environment influences and limits our sociocultural experiences of place, and therefore, affects our place-attachment and place-meaning. <text:s/>It is worth considering how the absence, presence, or quality of a given type of physical environment influences the type and strength of our place-attachment, and the type of place-meanings we attribute to place (Some examples from lit?). <text:s/>For example, if the quality of the natural environment is poor, or perceived so, a person might not be attached to it and they may not attribute to it an ecological place-meaning. <text:s/>((In other words, their lack of environmental sense of place may not necessarily reflect a lack of environmental values, but simply reflect their perceptions of the quality of the natural environment. <text:s/>This is an area that needs more research. ))</text:span></text:p>
      <text:p text:style-name="p1"><text:span text:style-name="c0"><text:tab/>Our physical environment also affects us in its ability to provide access to our needed or desired places and/or activities. <text:s/>Although the literature does not review this, it might play an even more important role for people who have particular physical, psychological, or emotional requirements that must be met in order for them to function. <text:s/>(some research?) Also, the scale of the place can be equally important in affecting our place-attachments and place-meanings.</text:span></text:p>
      <text:p text:style-name="p1"/>
      <text:p text:style-name="p4"/>
      <text:p text:style-name="p4"><text:span text:style-name="c0">3.3: Geographic scale</text:span></text:p>
      <text:p text:style-name="p4"/>
      <text:p text:style-name="p1"><text:span text:style-name="c0"><text:tab/>Scale influences the strength of attachment. <text:s/>Nanzer (2004) found that even at the state level, .. ? (Michigan Study!) Scale is often the inverse – we are most strongly attached to our immediate living premises such as our house and yard, then to our neighborhood and city, and lastly to our region and country (). <text:s text:c="3"/></text:span></text:p>
      <text:p text:style-name="p4"/>
      <text:p text:style-name="p4"/>
      <text:p text:style-name="p4"><text:span text:style-name="c0">3.4: Time / Length of Residency</text:span></text:p>
      <text:p text:style-name="p4"/>
      <text:p text:style-name="p1"><text:span text:style-name="c0"><text:tab/>Length of residency. <text:s/>Usually the longer a person experiences a particular place, the deeper their attachment to it (Hay 1998; McAndrew 1998; Moore and Graefe 1994 REFER TO NANZER REFS). <text:s/>The more time a person resides in one place, the more likely they will have important and meaningful experiences with that place (Gustafson 2001). Time and scale can play a role (Low and Altman 1992), where longer time can often strengthen our attachment. <text:s/></text:span></text:p>
      <text:p text:style-name="p4"/>
      <text:p text:style-name="p4"/>
      <text:p text:style-name="p4"/>
      <text:p text:style-name="p4"><text:span text:style-name="c0">3.5: Disruptions and Conflict</text:span></text:p>
      <text:p text:style-name="p4"/>
      <text:p text:style-name="p4"><text:span text:style-name="c0"><text:tab/>Brown (1992) discusses how established place-attachments provide a sense of security and stability, and how challenges and disruptions to an established place-attachment can be stressful, emotional, and undesirable. <text:s/>(Example?) <text:s/>In much the same way, insisting on the adoption of place-meanings that challenge or oppose someone's already established place-meanings, is a common source of conflict among stakeholders (citation ?). <text:s/>In a residential neighborhood with mass urban tree loss due to disease, Hunter (2011) found that resident proximity to the areas with greatest tree loss had a strong emotional impact on the residents. <text:s/>The residents whose immediate surroundings were most affected by tree loss were more interested in stewardship that helps restore their trees and supports local wildlife. <text:s/>It is possible that in the face of devastating loss or damage to places and their natural environments, strong place-attachment can act as a motivator in helping people restore places. <text:s/>Burley et al. (2007) show that Louisiana residents have a heightened sense of place-attachment as a result of increased vulnerability to hurricanes and suggest it is this strong place-attachment that helps them rebuild after a traumatic event. <text:s/></text:span></text:p>
      <text:p text:style-name="p4"/>
      <text:p text:style-name="p4"/>
      <text:p text:style-name="p4"><text:span text:style-name="c0">3.6: Knowledge: Personal, Formal, and in Story Form </text:span></text:p>
      <text:p text:style-name="p1"/>
      <text:p text:style-name="p1"><text:span text:style-name="c0"><text:tab/>Knowledge can play an important role in forming a sense of place. <text:s/>The sense of place literature is poor in studies that directly investigate the relationship between knowledge and place-attachment or place-meaning. <text:s/>Gustafson (2001) found that place meanings concerning the relationship between the self and the environment depend on formal and personal knowledge people have of the environment. <text:s/>For example, in Davenport and Anderson (2005)’s study on place meanings for a changing river landscape, some participants reveal that learning about the unique ecological and geological aspects of their river deepened their appreciation for it; others revealed that they’ve personally come to realize how unique their river is by having traveled and seen other rivers. <text:s/></text:span></text:p>
      <text:p text:style-name="p1"/>
      <text:p text:style-name="p1"><text:span text:style-name="c0"><text:tab/>Knowledge can strengthens place-attachments, too. <text:s/>From the results of a part hands-on, part lecture, workshop on reconnecting to the natural environment on a college campus, Barlett (2005, 41) reports that naming species was one aspect of the workshop experience that enhanced place-attachment. <text:s/>When a tree is given a name, it all the sudden becomes more than just wood - it gains a particular uniqueness that we can begin to recognize and distinguish it from other trees. <text:s/></text:span></text:p>
      <text:p text:style-name="p4"/>
      <text:p text:style-name="p4"><text:span text:style-name="c0"><text:tab/>Yet, it’s not always effective to obtain knowledge in a formal, factual, manner. <text:s/>Barry Lopez (1988) points out that knowing the names of everything in a landscape does not equate to understanding the land; to know the land and to understand its ecology, people have to perceive the relationships between the different components of this land system. (This is the importance of a story – it brings those relationships to the front, while naming gives us the vocabulary with which to tell a more compelling story). <text:s/>Additionally, Stewart (2008) says that to people contextualize and narrate their experiences with a place; we embed place meanings in these stories, which helps convey the meanings to others. <text:s text:c="4"/></text:span></text:p>
      <text:p text:style-name="p4"/>
      <text:p text:style-name="p4"/>
      <text:p text:style-name="p4"/>
      <text:p text:style-name="p4"/>
      <text:p text:style-name="p4"><text:span text:style-name="c0">-----</text:span></text:p>
      <text:p text:style-name="p4"/>
      <text:p text:style-name="p4"><text:span text:style-name="c0">&gt;&gt; Strength of our attachment to place</text:span></text:p>
      <text:p text:style-name="p4"><text:span text:style-name="c0"><text:tab/>The strength of our attachment increases the more intimate we feel with a place, but also, a strong attachment might also imply that the place still offers new insights and new opportunities for knowledge and exploration, despite how familiar it feels to us. <text:s/>(Kaplan and Kaplan 2005). <text:s/>Special places, or places that we are strongly attached to, “are likely to be ones where we are invested in meaningful action.. places where we can feel needed, where our participation can contribute to their long-term viability” (Kaplan and Kaplan 2005, 279). <text:s/>“Nearby nature has the capacity to promote reasonable behavior, foster community, and bring joy to people's lives” (Kaplan and Kaplan 2005). </text:span></text:p>
      <text:p text:style-name="p4"><text:span text:style-name="c0"><text:tab/></text:span></text:p>
      <text:p text:style-name="p4"/>
      <text:p text:style-name="p4"><text:span text:style-name="c0">&gt;&gt; physical environment</text:span></text:p>
      <text:p text:style-name="p4"/>
      <text:p text:style-name="p4"><text:span text:style-name="c0"><text:tab/></text:span></text:p>
      <text:p text:style-name="p4"/>
      <text:p text:style-name="p4"><text:span text:style-name="c0">Both place meaning and place attachment are shown to map to a few different dimensions of place. <text:s/>The literature agrees that there is a psychological (or “the self”) dimension which provides the perspective through which we experience the other dimensions of place; there is the environmental(or biophysical) dimension, which some divide into the built and the natural; and the social (or sociocultural) dimension (Ardoin 2006; ). <text:s/>The conceptual models don't always agree on how these dimensions link up or interact. <text:s/>For example,) claim that the biophysical (environmental) dimension provides context for all other interactions. <text:s/>In other words, that the biophysical environment of place influences and limits the sociocultural interactions we have with that place. <text:s/>Other academics think it is the cultural (or values, beliefs, traditions) dimension that influences all interactions with all other dimensions of place (Nanzer 2004?? He seems to contradict himself by talking about Riley and Hufford's findings...). <text:s/>In reality, it is likely that both culture and environment provide a strong context for all interactions. <text:s/></text:span></text:p>
      <text:p text:style-name="p4"/>
      <text:p text:style-name="p4"/>
      <text:p text:style-name="p4"><text:span text:style-name="c0">Studies that show there is a gender or race difference in ability to learn from an online map? </text:span></text:p>
      <text:p text:style-name="p4"/>
      <text:p text:style-name="p4"><text:span text:style-name="c0">&gt;&gt; What influences place meanings? </text:span></text:p>
      <text:p text:style-name="p4"/>
      <text:p text:style-name="p4"><text:span text:style-name="c0">This bond has a particular strength and it can be positively or negatively charged.</text:span></text:p>
      <text:p text:style-name="p4"/>
      <text:p text:style-name="p4"/>
      <text:p text:style-name="p4"/>
      <text:p text:style-name="p4"/>
      <text:p text:style-name="p4"><text:span text:style-name="c0"><text:tab/></text:span></text:p>
      <text:p text:style-name="p4"><text:span text:style-name="c5">6. Measuring &amp; Studying Place-attachment and Place Meaning</text:span></text:p>
      <text:p text:style-name="p4"><text:span text:style-name="c0"> Some claim that place-meanings can be measured (Stedman 2008), while others say they cannot (Manzo 2008?), while both agree that “meanings suffer from an exquisite lack of clarity” (Stedman 2008, pg. 65). <text:s/></text:span></text:p>
      <text:p text:style-name="p4"/>
      <text:p text:style-name="p4"><text:span text:style-name="c0">Let me provide a few examples of statements where meaning is ascribed to a give place, and how these meanings can be broadly categorized: “a place where I can easily meet my friends for coffee” (social place-meaning), “a place with lots of successful small business owners”(economic place-meaning), “a place with excellent habitat for the endangered Burrowing Owl” (ecological place-meaning), “a place where I can relax and rejuvenate” (personal place-meaning). <text:s/></text:span></text:p>
      <text:p text:style-name="p4"/>
      <text:p text:style-name="p4"><text:span text:style-name="c0"><text:tab/>Place attachment is really a measure of how attached we are to something (Stewart 2008). </text:span></text:p>
      <text:p text:style-name="p4"><text:span text:style-name="c0"><text:tab/>Some emphasize that when measuring place attachment, we can only really measure the strength of the attachment (Stedman 2008). </text:span></text:p>
      <text:p text:style-name="p4"/>
      <text:p text:style-name="p4"><text:span text:style-name="c0">Give examples directly from literature</text:span></text:p>
      <text:p text:style-name="p4"/>
      <text:p text:style-name="p4"><text:span text:style-name="c0">(Talk about variations in strength)</text:span></text:p>
      <text:p text:style-name="p4"><text:span text:style-name="c0">Quantitative measurements – predefine the type of attachment with statements, and allow the user to agree or disagree with those statements</text:span></text:p>
      <text:p text:style-name="p4"><text:span text:style-name="c0">Qualitative analysis: allow user to make their own statements (via interviews) and the researcher then interprets and categorizes the attachment. </text:span></text:p>
      <text:p text:style-name="p4"/>
      <text:p text:style-name="p4"/>
      <text:p text:style-name="p4"/>
      <text:p text:style-name="p4"><text:span text:style-name="c0">Measuring Place Meaning:</text:span></text:p>
      <text:p text:style-name="p4"><text:span text:style-name="c0"><text:tab/>In their study, Eisenhauer et al. (2000) looked for the reasons why people are attached to special places. <text:s/>They specifically did not investigate the strength of the attachment by already asking people to discuss the places they are most strongly attached to. <text:s/>Instead, they asked the participants to discuss the activities they engage in at that place and the reason why they find that place meaningful. <text:s/>Participants responded with activities that were categorized as recreational, social, economic , or miscellaneous. <text:s/>Similar categories emerged when the particparts gave reasons why these places were meaningful to them, with the exception of two extra categories: environmental features of a place, and the convenience of a place. </text:span></text:p>
      <text:p text:style-name="p4"/>
      <text:p text:style-name="p4"/>
      <text:p text:style-name="p4"/>
      <text:p text:style-name="p4"><text:span text:style-name="c0">Place dependence and identity (Nanzer 2004, etc) seem to be just another aspect of attachment. I see what Kudryavtsev was saying earlier. <text:s/></text:span></text:p>
      <text:p text:style-name="p4"/>
      <text:p text:style-name="p4"><text:span text:style-name="c0">Cheng and Kruger (2008) discuss the ability for collaboration, and in particular, the sharing of place-based knowledge, to resolve conflict between local stakeholders. <text:s/>When people learned about how other people see and use the land, they were better able to narrow conflict. <text:tab/></text:span></text:p>
      <text:p text:style-name="p4"/>
      <text:p text:style-name="p4"/>
      <text:p text:style-name="p4"/>
      <text:p text:style-name="p4"/>
      <text:p text:style-name="p4"/>
      <text:p text:style-name="p4"/>
      <text:p text:style-name="p4"/>
      <text:p text:style-name="p4"><text:span text:style-name="c0">4. Inconsistencies, Gaps and Debate in the Literature</text:span></text:p>
      <text:p text:style-name="p4"/>
      <text:p text:style-name="p4"><text:span text:style-name="c0"><text:tab/>Sense of place, and its constituent concepts, is studied by geographers, sociologists, psychologists, urban planners and others, all of whom bring their particular language and perspective (Ardoin 2006). <text:s/>The sense of place concept is also theoretically complex, with a multi-dimensionality that spans “ecological, built, social, and symbolic environments” (Hummon 1992, 253; Ardoin 2006). <text:s/>It is then not surprising that the sense of place literature is at times difficult to follow or inconsistent in its use of terminology. <text:s/></text:span></text:p>
      <text:p text:style-name="p4"><text:span text:style-name="c0"><text:tab/>In regard to the latter, Stedman (2008) and Stewart (2008) point out: place-meaning is not the same as place-attachment. The two concepts are sometimes conflated (e.g. ?? Manzo 2008? Scannell and Gifford 2010?? Stokowski 2008 (used “meaningful” in close proximity to language that define place-attachment). <text:s/>The trouble starts with the word “meaningful” (</text:span><text:span text:style-name="c6">syn.</text:span><text:span text:style-name="c0"> important, significant), which is often used to explain and gauge place-attachment (e.g. “This place is meaningful to me”). <text:s/>However, “meaningful” sometimes enters definitive language on “place-meaning” or is used in surveys to gauge “place-meaning”. This is incorrect and misleading to readers unfamiliar with the terminology. <text:s/>As a reminder, “place-meaning” asks about the kinds of meanings we attribute to places; it is not a measure of how important/significant/meaningful a place is to us. </text:span></text:p>
      <text:p text:style-name="p4"/>
      <text:p text:style-name="p4"><text:span text:style-name="c0"><text:tab/>There are gaps within the sense-of-place literature. <text:s/>Many questions remain unanswered or debated. Authors are questioning how place-identity and place-dependence fit into sense of place. <text:s/>Place-identity is the ability of a person to identify with a place or the degree to which their identity is defined by a place; place-dependence is a measure of our dependence on places for our way of life, our goals and activities <text:s/>(Ardoin 2006; “(Jorgen sen &amp; Stedman, 2001, p. 234; Proshansky, 1978, p. 155). (Nanzer 2004, p.364)”). Some authors argue that place-dependence and place-identity together compose place-attachment (), while others treat them as concepts that help explain place-attachment (Ardoin 2006). <text:s/>Still others are wondering if place-identity and place-dependence are simply not specific cases of place-attachment (). <text:s/></text:span></text:p>
      <text:p text:style-name="p4"><text:span text:style-name="c0"><text:tab/>While the relationship between place-dependence, place-identity, and place-attachment remains debated, the relationship between place-attachment and place-meaning is even less studied. <text:s/>Stedman (2008) believes that our place-attachment is a function our place-meanings; that our attachment is dependent on the kinds of meanings we attribute to place. <text:s/>No one has added to or challenged this view. <text:s/></text:span></text:p>
      <text:p text:style-name="p4"/>
      <text:p text:style-name="p4"><text:span text:style-name="c0"><text:tab/>Another gap in the literature arises from an ideological point of view. <text:s/>Herman (2008) argues that western ideology promotes a view of the physical environment as being purely mechanistic, with no spiritual or intrinsic values, which is the exact viewpoint taken on by Grei... 1994 and others who claim that place-meanings are entirely a social construct. <text:s/>Our understanding of sense of place will be incomplete until we investigate the concept through indigenous, and other, ideologies as well. <text:s/></text:span></text:p>
      <text:p text:style-name="p4"/>
      <text:p text:style-name="p4"><text:span text:style-name="c0"><text:tab/>Methodologies are inconsistent. <text:s/>The statement “The Great Lakes are important to me” are used as a measure for place identity not place attachment (Nanzer 2004). <text:s/></text:span></text:p>
      <text:p text:style-name="p4"/>
      <text:p text:style-name="p4"><text:span text:style-name="c0"><text:tab/></text:span></text:p>
      <text:p text:style-name="p4"><text:span text:style-name="c0"><text:tab/></text:span></text:p>
      <text:p text:style-name="p4"><text:span text:style-name="c0"><text:tab/></text:span></text:p>
      <text:p text:style-name="p4"><text:span text:style-name="c0">Place attachment and Pro-environmental Behavior</text:span></text:p>
      <text:p text:style-name="p4"><text:span text:style-name="c0"><text:tab/>(Considering the rather confusing and inconsistent terminology..) Previous research disagrees on the relationship between place attachment and pro-environmental behavior. <text:s/>Some studies conclude that place attachment is correlated with pro-environmental behavior, while others found no correlation. <text:s/>Scannell and Gifford (2010) shine a bit of light on this paradox. <text:s/>They deconstructed place attachment into two distinct types: civic and natural place attachment. <text:s/>Their studies conclude that natural <text:s/>place attachment is predictive of pro-environmental behavior, while civic place attachment is not (Scannell and Gifford 2010). </text:span></text:p>
      <text:p text:style-name="p4"><text:span text:style-name="c0"><text:tab/>I would argue that investigating the relationship between distinct types of place attachment is still insufficient when correlating with pro-environmental behaviors. <text:s/>The reason is that someone can be highly attached to the natural aspect of a place, because they economically depend on its natural resources. <text:s/>In other words, we need to understand not only how attached or dependent someone is to the natural environment, but also what that natural environment means to them. <text:s/>Vorkin and Reese (2001) would support this claim. </text:span></text:p>
      <text:p text:style-name="p4"><text:span text:style-name="c0"><text:tab/>Discussed in Scannell and Gifford (2010), Uzzell et al (2002) is reported to not have found a positive correlation between place identify and pro-environmental behavior. <text:s text:c="2"/>That might be because place-identity is rather explanatory of the strength of a place attachment, it is not explanatory of what a place means to somebody. <text:s/></text:span></text:p>
      <text:p text:style-name="p4"/>
      <text:p text:style-name="p4"/>
      <text:p text:style-name="p4"/>
      <text:p text:style-name="p4"><text:span text:style-name="c0"><text:tab/>Vaske and Korbin (2001)</text:span></text:p>
      <text:p text:style-name="p4"><text:span text:style-name="c0"><text:tab/>Clayton (2003)</text:span></text:p>
      <text:p text:style-name="p4"><text:span text:style-name="c0"><text:tab/>Uzzell et al 2002</text:span></text:p>
      <text:p text:style-name="p4"/>
      <text:p text:style-name="p1"/>
      <text:p text:style-name="p1"><text:span text:style-name="c0">Is there a particular aspect of the environment that transcends all cultures and similarly appeals to all people, maybe as a result of our biological needs? <text:s/>In other words, can some place-meanings be intrinsic? <text:s/></text:span></text:p>
      <text:p text:style-name="p4"/>
      <text:p text:style-name="p4"><text:span text:style-name="c0"><text:tab/></text:span></text:p>
      <text:p text:style-name="p4"/>
      <text:p text:style-name="p4"/>
      <text:p text:style-name="p4"/>
      <text:p text:style-name="p4"/>
      <text:p text:style-name="p4"/>
      <text:p text:style-name="p4"/>
      <text:p text:style-name="p4"/>
      <text:p text:style-name="p4"/>
      <text:p text:style-name="p4"/>
      <text:p text:style-name="p4"><text:span text:style-name="c0">Methodology</text:span></text:p>
      <text:p text:style-name="p4"/>
      <text:p text:style-name="p4"><text:span text:style-name="c0"><text:tab/>The mechanism used to generate statements that would measure place attachment or place meaning is not discussed in any of the reviewed studies. <text:s/>It is difficult to understand how exactly authors arrived at using a particular set of statements. <text:s/>How did they decide those are the best statements for measuring place attachment? <text:s/>Some of these statements seem conflated with other place related concepts, such as place-identify and place-dependence. <text:s/>Is it even possible to measure simply and only place attachment? <text:s/>(Authors with conflated statements: Stedman 2002,3; )</text:span></text:p>
      <text:p text:style-name="p4"/>
      <text:p text:style-name="p4"><text:span text:style-name="c0">In a place like the SF Bay Area, where people are very mobile, I have to specifically ask for people's length of residency – age cannot serve as a proxy as in Nanzer (2004). <text:s/>(Sidenote: For someone who has lived in multiple residences in Berkeley, which place do I ask about?)</text:span></text:p>
      <text:p text:style-name="p4"/>
      <text:p text:style-name="p4"><text:span text:style-name="c0">&gt;&gt;Recruiting of Participants: </text:span></text:p>
      <text:p text:style-name="p4"><text:span text:style-name="c0"><text:tab/>Participants were recruited using various strategies. <text:s/>Scannell and Gifford (2010) intercepted people on the street for a short questionnaire. <text:s/>To obtain a broad sample population representative of their study area, they recruited at a variety of locations and at different times of the day. <text:tab/></text:span></text:p>
      <text:p text:style-name="p4"><text:span text:style-name="c0"><text:tab/>A dominant way of recruiting participants is through a mail-in survey to a random sample of residents (Nanzer 2004). </text:span></text:p>
      <text:p text:style-name="p4"/>
      <text:p text:style-name="p4"><text:span text:style-name="c0">&gt;&gt;Target Audiences: </text:span></text:p>
      <text:p text:style-name="p4"><text:span text:style-name="c0"><text:tab/>The target audiences differed depending on the study. <text:s/>Any study that used predictive statistics strove to achieve a random, representative, sample from the population (Scannell and Gifford 2010). <text:s/></text:span></text:p>
      <text:p text:style-name="p4"><text:span text:style-name="c0"><text:tab/>In environmental education studies, the target audiences were primarily students in kindergarten (), elementary (Kubota et al. 2013), middle (Stevenson et al. 2013), or high school. <text:s/>No studies were found where the target audience was adults. </text:span></text:p>
      <text:p text:style-name="p4"/>
      <text:p text:style-name="p4"/>
      <text:p text:style-name="p4"><text:span text:style-name="c0">&gt;&gt;Before and After tests:</text:span></text:p>
      <text:p text:style-name="p4"><text:span text:style-name="c0"><text:tab/>Within place-attachment literature, few studies had objectives which needed pre/post tests. <text:s/>This method is common to the environmental education field to measure environmental awareness and knowledge <text:s/>before and after a hand-on environmental program (Kubota et al. 2013; Stevenson et al. 2013). <text:s/></text:span></text:p>
      <text:p text:style-name="p4"/>
      <text:p text:style-name="p4"><text:span text:style-name="c0">&gt;&gt;Five-Point Likert Scale: </text:span></text:p>
      <text:p text:style-name="p4"><text:span text:style-name="c0"><text:tab/>A five point Likert scale ranging from “strongly disagree” to “strongly agree” was commonly used in survey questionnaires statements (Nanzer 2004)</text:span></text:p>
      <text:p text:style-name="p4"/>
      <text:p text:style-name="p4"><text:span text:style-name="c0">&gt;&gt;Seven-Point Likert Scale:</text:span></text:p>
      <text:p text:style-name="p4"><text:span text:style-name="c0"><text:tab/>Used by Stedman (2002, 2003) to measure place attachment. <text:s/></text:span></text:p>
      <text:p text:style-name="p4"/>
      <text:p text:style-name="p4"><text:span text:style-name="c0">Instruments:</text:span></text:p>
      <text:p text:style-name="p4"><text:span text:style-name="c0"><text:tab/>Interviews</text:span></text:p>
      <text:p text:style-name="p4"><text:span text:style-name="c0"><text:tab/>Surveys</text:span></text:p>
      <text:p text:style-name="p4"><text:span text:style-name="c0"><text:tab/>Open-ended surveys: <text:s/>Eisenhauer et al. (2000) used open-ended mail-in surveys to bridge the gap between data gathering through a small sample of chain-referral interviews and larger samples of randomly mailed Likert-scale surveys. <text:s/>This allowed the authors to reach a larger, random, audience, yet still achieve a certain depth and richness in their data as a result of using an open-ended survey. </text:span></text:p>
      <text:p text:style-name="p4"/>
      <text:p text:style-name="p4"><text:span text:style-name="c0">PLACE DEPENDENCE AND IDENTITY ARE JUST A TYPE OF PLACE ATTACHMENT, OR DESCRIPTORS OF THE REASON FOR THE ATTACHMENT?</text:span></text:p>
      <text:p text:style-name="p4"/>
      <text:p text:style-name="p4"/>
      <text:p text:style-name="p4"/>
      <text:p text:style-name="p4"><text:span text:style-name="c0">Qualitative Analysis</text:span></text:p>
      <text:p text:style-name="p4"><text:span text:style-name="c0"><text:tab/>A common method in analyzing free-response (open-ended) survey questions is the use of coding. <text:s/>Responses would be coded into typologies determined by the researcher to be best suited to their study. <text:s/>Eisenhauer et al. (2000) used “activity” and “reason” typologies to categorize the types of special places people become emotionally attached to in Utah. </text:span></text:p>
      <text:p text:style-name="p4"/>
      <text:p text:style-name="p4"><text:span text:style-name="c0"><text:tab/></text:span></text:p>
      <text:p text:style-name="p4"><text:span text:style-name="c0">Statistical Analysis</text:span></text:p>
      <text:p text:style-name="p4"><text:span text:style-name="c0"><text:tab/>In environmental education studies, T-tests were a common statistical tool in analyzing whether environmental knowledge, awareness, intent changed significantly after students underwent an environmental education workshop or program (Kubota et al. 2013). </text:span></text:p>
      <text:p text:style-name="p4"><text:span text:style-name="c0"><text:tab/>Regression analysis: Multiple linear regression analysis to model test scores and other factors, such as spending time outdoors, demographics, etc (Stevenson et al. 2013)</text:span></text:p>
      <text:p text:style-name="p4"><text:span text:style-name="c0"><text:tab/>Control groups were always representative of the test group (Stevenson et al. 2013). </text:span></text:p>
      <text:p text:style-name="p4"/>
      <text:p text:style-name="p4"><text:span text:style-name="c0">Look up Gustafson (2002): Place, Place-Attachment and Mobility. On how mobility influences place attachment. </text:span></text:p>
      <text:p text:style-name="p4"><text:span text:style-name="c0">Look up Brandenburg and Carroll 1995: “geographic proximity to a locale may affect the meanings and bonds associated with places” Your place or mine?: The eOEect of place cre±</text:span></text:p>
      <text:p text:style-name="p4"><text:span text:style-name="c0">ation on environmental values and landscape meaning. </text:span><text:span text:style-name="c6">Society Nat</text:span><text:span text:style-name="c0">. </text:span><text:span text:style-name="c6">Resources </text:span><text:span text:style-name="c0">8:381</text:span><text:span text:style-name="c6">È</text:span></text:p>
      <text:p text:style-name="p4"><text:span text:style-name="c0">398.</text:span></text:p>
      <text:p text:style-name="p4"/>
      <text:p text:style-name="p4"><text:span text:style-name="c0">Birds in the City</text:span></text:p>
      <text:p text:style-name="p4"><text:span text:style-name="c0"><text:tab/>Cities are usually located in places with rich soils and a plethora of food and water. <text:s/>These places were usually teeming with wildlife before people developed them. <text:s/>The San Francisco Bay Area, for example, used to be incredibly rich with wildlife. <text:s/>The wetlands and marshes that transitioned the land into the bay, was vital habitat for local and migrating birds. <text:s/>We have developed 95% of these wetlands, but birds continue to use whatever wetlands remain. <text:s/>Some have also adapted to making the most out of what the city can offer. <text:s/>And this will be the reality going forward. <text:s/>Restoration efforts are giving back some habitat, but it is important to recognize the role of backyard and street spaces, and our urban parks. <text:s/></text:span></text:p>
      <text:p text:style-name="p4"><text:span text:style-name="c0"><text:tab/>The literature discusses that a combination of ecologically-informed urban planning and public education on native backyard gardens is necessary to help a larger diversity of wild birds thrive in our urban areas (Catterall 2004).</text:span></text:p>
      <text:p text:style-name="p4"/>
      <text:p text:style-name="p4"/>
      <text:p text:style-name="p4"/>
      <text:p text:style-name="p4"/>
      <text:p text:style-name="p4"><text:span text:style-name="c0">The power of narrative and naming:</text:span></text:p>
      <text:p text:style-name="p4"><text:span text:style-name="c0"><text:tab/>In a workshop that helped the faculty of a college reconnect with their surrounding natural environment and place, participants found that specific knowledge, like learning the names of local species of trees and </text:span></text:p>
      <text:p text:style-name="p4"/>
      <text:p text:style-name="p4"/>
      <text:p text:style-name="p4"><text:span text:style-name="c0">Maps</text:span></text:p>
      <text:p text:style-name="p4"><text:span text:style-name="c0">Maps can be powerful tools for helping people recognize the interdependence between themselves, other people, and other places (Cheng and Kruger 2008).</text:span></text:p>
      <text:p text:style-name="p4"/>
      <text:p text:style-name="p4"/>
      <text:p text:style-name="p4"><text:span text:style-name="c0">Web Maps</text:span></text:p>
      <text:p text:style-name="p4"><text:span text:style-name="c0">And while in the city, <text:s/>“people spend far more hours in front of video screens than they do walking the land” (Thomashow 2002, 79). </text:span></text:p>
      <text:p text:style-name="p4"/>
      <text:p text:style-name="p4"/>
      <text:p text:style-name="p4"><text:span text:style-name="c0">Web Map Stories</text:span></text:p>
      <text:p text:style-name="p4"><text:span text:style-name="c0">// including misconceptions ? (veritasium youtube channel)</text:span></text:p>
      <text:p text:style-name="p4"/>
      <text:p text:style-name="p4"><text:span text:style-name="c0">Role of the Internet</text:span></text:p>
      <text:p text:style-name="p4"><text:span text:style-name="c0"><text:tab/>Putting a project online has its virtues. <text:s/></text:span></text:p>
      <text:p text:style-name="p4"/>
      <text:p text:style-name="p4"/>
      <text:p text:style-name="p4"><text:span text:style-name="c0">Biases/Influences</text:span></text:p>
      <text:p text:style-name="p4"/>
      <text:p text:style-name="p1"><text:span text:style-name="c0">(Gender, race, sexual orientation, class) This has important implications within this study. <text:s/>Parks are public places and some Berkeley parks are located in areas where certain demographics would possibly feel out of place and their experience would be restricted. <text:s/>It is also interesting to consider how people's existing feelings about places might affect their potential to form new, positive experiences and meanings. <text:s/>Negative experiences can influence the potential for someone to obtain new knowledge about a place, and their inclination to experience the place in person or get involved in volunteer restoration activities. </text:span></text:p>
      <text:p text:style-name="p4"/>
      <text:p text:style-name="p4"/>
      <text:p text:style-name="p4"/>
      <text:p text:style-name="p4"/>
      <text:p text:style-name="p4"><text:span text:style-name="c0">BLAHBERINGS</text:span></text:p>
      <text:p text:style-name="p4"><text:span text:style-name="c0">Stewart (2008, 87) says that “single-word descriptors and brief landscape preference statements are not place-meanings. <text:s/>Place meanings are embedded in narratives of lived experience of those familiar with this site.” </text:span></text:p>
      <text:p text:style-name="p4"/>
      <text:p text:style-name="p4"><text:span text:style-name="c0">Wild turkeys have 30 millions worth of environmental information encoded into their DNA. <text:s/>Without being taught, they can recognize a dangerous snake. <text:s/>We do not have that level of environmental information encoded into our DNA. <text:s/>We rely on learned knowledge to interpret our environment. </text:span></text:p>
      <text:p text:style-name="p4"><text:span text:style-name="c0">Also detached from nature.. value-wise</text:span></text:p>
      <text:p text:style-name="p4"><text:span text:style-name="c0"><text:tab/>We are not going to give up our towns and cities. We are not going back to living in small tribes in intimacy with nature. <text:s/>Given this reality, the question becomes one of how to maintain our connection to nature despite it all. <text:s/>And more than maintain – how do we regain and uphold an appreciation for the life and physical systems that surround us? <text:s/>How do we bring about the realization that we are not conquerors, but mere members and citizens of nature? <text:s/>Not all of us can grow up next to large regional parks and open spaces, where we can easily form a connection with nature. <text:s/>And the way things are going, few of us will have parents or grandparents who will take us to a creek to look for tadpoles and fish, teach us about the woods, or tell us the names of the flowers. <text:s/>If we can no longer rely on our elders to teach us this knowledge and to show us special places, then where do we turn to maintain our connection with nature?</text:span></text:p>
      <text:p text:style-name="p4"><text:span text:style-name="c0"><text:tab/>I do not know the answers. <text:s/>But I have ideas. <text:s/>This thesis is an exploration of my ideas. </text:span></text:p>
      <text:p text:style-name="p4"/>
      <text:p text:style-name="p4"/>
      <text:p text:style-name="p4"><text:span text:style-name="c0">The idea that anyone and everyone should be able to learn about their local nature is not a new idea by any means. <text:s/>In the United States, a “nature-study” movement was born in the late 1800s in an attempt to reconnect people to nature (Bailey 1905). Specifically, the emphasis was on introducing children to the immediate natural world around them. <text:s/>It was the first environmental education movement in the USA that focused on the whole ecosystem and was concerned with educating the public from a young age. <text:s/>“The botanist may well devote his life to a single cell, but the layman wants to know the trees and the woods.” (Bailey 1905, 98)</text:span></text:p>
      <text:p text:style-name="p4"><text:span text:style-name="c0"><text:tab/></text:span></text:p>
      <text:p text:style-name="p4"><text:span text:style-name="c0"><text:tab/>An interesting question to consider is whether the knowledge of birds/creeks affects people's desire to explore natural spaces and/or whether can leads to improved health benefits? Does knowing about widlife and creeks increase the health/mental-restorative aspect of natural places? (in regards to Kaplan and Kaplan 2005)</text:span></text:p>
      <text:p text:style-name="p4"/>
      <text:p text:style-name="p4"/>
      <text:p text:style-name="p4"/>
      <text:p text:style-name="p4"><text:span text:style-name="c7">Place</text:span></text:p>
      <text:p text:style-name="p4"><text:span text:style-name="c0"><text:tab/></text:span></text:p>
      <text:p text:style-name="p4"/>
      <text:p text:style-name="p4"><text:span text:style-name="c0"><text:tab/>In fact, Manzo (2008) argues that place attachment cannot be measured quantitatively exactly for this reason. <text:s/>(But Stedman (2008) disagrees). <text:s text:c="3"/>s is in line with what other authors have </text:span></text:p>
      <text:p text:style-name="p4"><text:span text:style-name="c0"><text:tab/></text:span></text:p>
      <text:p text:style-name="p4"/>
      <text:p text:style-name="p4"><text:span text:style-name="c0">When we talk about a place, we inadvertently include information on our attachment to that place through our language. </text:span></text:p>
      <text:p text:style-name="p4"><text:span text:style-name="c0">There is debate on what plays a stronger role in our attachment to a place – the physical or the social dimensions of place. <text:s/>Some argue that social relations might be more influential in the place attachment process than the physical aspects of a place (Low and Altman 1992).</text:span></text:p>
      <text:p text:style-name="p4"/>
      <text:p text:style-name="p4"><text:span text:style-name="c0"> These experiences, and the consequential significance and meanings that we attribute to place, fall somewhere within a triangular continuum between our own selves, the social, and the physical environment (Gustafson 2001; Raymond et al. 2010). <text:s/></text:span></text:p>
      <text:p text:style-name="p4"/>
      <text:p text:style-name="p4"/>
      <text:p text:style-name="p4"><text:span text:style-name="c0">influences (other places)</text:span></text:p>
      <text:p text:style-name="p4"><text:span text:style-name="c0">I <text:s/>would argue that this model is incomplete, because part of what defines places is their “linkage to the 'outside'” (Massey 1994, 155). <text:s/>Places are linked to other places, and often they are defined by those linkages. <text:s/>Often, our experience of a place is based on comparisons we make to other places. For example, one participant in Davenport and Anderson (2005)'s research realized the ecological uniqueness of the local river only after traveling to other places. <text:s/>Hence, the place model should be modified to have four poles: the self, other people, the environment, and other places.</text:span></text:p>
      <text:p text:style-name="p4"/>
      <text:p text:style-name="p4"/>
      <text:p text:style-name="p4"><text:span text:style-name="c0"><text:tab/></text:span></text:p>
      <text:p text:style-name="p4"/>
      <text:p text:style-name="p4"/>
      <text:p text:style-name="p4"/>
      <text:p text:style-name="p4"><text:span text:style-name="c0">Ecological illiteracy haunts our past; in complete ignorance of the <text:s/>ecosystem and landscape consequences, we wiped out the American bison, the passenger pigeon, wolves and grizzly bears, the vast Midwest prairies, and too many wetlands (Leopold 1949). <text:s/>The list goes on. </text:span></text:p>
      <text:p text:style-name="p4"/>
      <text:p text:style-name="p1"><text:span text:style-name="c0">The relationship and interdependency between place-attachment and place-meaning remains unclear. Stedman (2008, 66) says that place-attachment, and other place-related concepts can be “a function of the kinds of meanings we attribute to it [place]”</text:span></text:p>
      <text:p text:style-name="p1"/>
      <text:p text:style-name="p1"><text:span text:style-name="c0">In research design, talk perhaps of why an anonymous survey might have people be more honest because they are not under direct social pressure to conform their answers? </text:span></text:p>
      <text:p text:style-name="p1"/>
      <text:p text:style-name="p1"><text:span text:style-name="c0">Stories: In addition to learning the names of trees on campus, some participants said that stories about the natural environment of their campus was also particularly effective in helping them reconnect with the nature on their campus (Barlett 200?) she quotes the “use of narrative” as being effective. Barlett (2005, 41) reports that “four dimensions of the workshop experience – the power of the group, the naming of species, the use of narrative, and the integration of work and values – have emerged as enhancing the cognitive, affective, and practice dimensions of place attachment.”</text:span></text:p>
      <text:p text:style-name="p1"/>
      <text:p text:style-name="p1"/>
    </office:text>
  </office:body>
</office:document-content>
</file>